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325cm"/>
    </style:style>
    <style:style style:name="co14" style:family="table-column">
      <style:table-column-properties fo:break-before="auto" style:column-width="2.84cm"/>
    </style:style>
    <style:style style:name="co15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6.408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4.283cm"/>
    </style:style>
    <style:style style:name="co11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2.676cm"/>
    </style:style>
    <style:style style:name="co17" style:family="table-column">
      <style:table-column-properties fo:break-before="auto" style:column-width="2.759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20.3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ac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ustomerName</text:p>
          </table:table-cell>
          <table:table-cell office:value-type="string" calcext:value-type="string">
            <text:p>Door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akeAwayNumber</text:p>
          </table:table-cell>
          <table:table-cell office:value-type="string" calcext:value-type="string">
            <text:p>ContactName</text:p>
          </table:table-cell>
          <table:table-cell office:value-type="string" calcext:value-type="string">
            <text:p>ContactNumber</text:p>
          </table:table-cell>
          <table:table-cell office:value-type="string" calcext:value-type="string">
            <text:p>OpenHour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55603a5f239e435c642244be3e891b85</text:p>
          </table:table-cell>
          <table:table-cell office:value-type="string" calcext:value-type="string">
            <text:p>Test_1</text:p>
          </table:table-cell>
          <table:table-cell office:value-type="string" calcext:value-type="string">
            <text:p><text:a xlink:href="http://d/" xlink:type="simple">http://d</text:a>-452.t2scdn.com/</text:p>
          </table:table-cell>
          <table:table-cell office:value-type="string" calcext:value-type="string">
            <text:p>d-452.t2scdn.co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office:value-type="float" office:value="953481276169" calcext:value-type="float">
            <text:p>953481276169</text:p>
          </table:table-cell>
          <table:table-cell office:value-type="string" calcext:value-type="string">
            <text:p>Datman LTD</text:p>
          </table:table-cell>
          <table:table-cell office:value-type="float" office:value="953481276169" calcext:value-type="float">
            <text:p>953481276169</text:p>
          </table:table-cell>
          <table:table-cell office:value-type="string" calcext:value-type="string">
            <text:p>Mon 08:00 - 23:00;Tue 08:00 - 23:00;Wed 08:00 - 23:00;Thu 08:00 - 23:00;Fri 08:00 - 23:00;Sat 08:00 - 23:00;Sun 08:00 - 23: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55603a5f239e435c642244be3e891b85</text:p>
          </table:table-cell>
          <table:table-cell office:value-type="string" calcext:value-type="string">
            <text:p>Test_2</text:p>
          </table:table-cell>
          <table:table-cell office:value-type="string" calcext:value-type="string">
            <text:p><text:a xlink:href="http://d/" xlink:type="simple">http://d</text:a>-452.t2scdn.com/</text:p>
          </table:table-cell>
          <table:table-cell office:value-type="string" calcext:value-type="string">
            <text:p>d-452.t2scdn.co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oul Anchor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</text:p>
          </table:table-cell>
          <table:table-cell office:value-type="string" calcext:value-type="string">
            <text:p>PE13 5RF</text:p>
          </table:table-cell>
          <table:table-cell office:value-type="float" office:value="953481276170" calcext:value-type="float">
            <text:p>953481276170</text:p>
          </table:table-cell>
          <table:table-cell office:value-type="string" calcext:value-type="string">
            <text:p>Datman LTD</text:p>
          </table:table-cell>
          <table:table-cell office:value-type="float" office:value="953481276170" calcext:value-type="float">
            <text:p>953481276170</text:p>
          </table:table-cell>
          <table:table-cell office:value-type="string" calcext:value-type="string">
            <text:p>Mon 08:00 - 23:00;Tue 08:00 - 23:00;Wed 08:00 - 23:00;Thu 08:00 - 23:00;Fri 08:00 - 23:00;Sat 08:00 - 23:00;Sun 08:00 - 23: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55603a5f239e435c642244be3e891b85</text:p>
          </table:table-cell>
          <table:table-cell office:value-type="string" calcext:value-type="string">
            <text:p>Test_3</text:p>
          </table:table-cell>
          <table:table-cell office:value-type="string" calcext:value-type="string">
            <text:p><text:a xlink:href="http://d/" xlink:type="simple">http://d</text:a>-452.t2scdn.com/</text:p>
          </table:table-cell>
          <table:table-cell office:value-type="string" calcext:value-type="string">
            <text:p>d-452.t2scdn.co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 St Mary</text:p>
          </table:table-cell>
          <table:table-cell office:value-type="string" calcext:value-type="string">
            <text:p>PE13 5RH</text:p>
          </table:table-cell>
          <table:table-cell office:value-type="float" office:value="953481276171" calcext:value-type="float">
            <text:p>953481276171</text:p>
          </table:table-cell>
          <table:table-cell office:value-type="string" calcext:value-type="string">
            <text:p>Datman LTD</text:p>
          </table:table-cell>
          <table:table-cell office:value-type="float" office:value="953481276171" calcext:value-type="float">
            <text:p>953481276171</text:p>
          </table:table-cell>
          <table:table-cell office:value-type="string" calcext:value-type="string">
            <text:p>Mon 08:00 - 23:00;Tue 08:00 - 23:00;Wed 08:00 - 23:00;Thu 08:00 - 23:00;Fri 08:00 - 23:00;Sat 08:00 - 23:00;Sun 08:00 - 23:00</text:p>
          </table:table-cell>
        </table:table-row>
      </table:table>
      <table:table table:name="Order" table:style-name="ta1">
        <table:table-column table:style-name="co1" table:default-cell-style-name="Default"/>
        <table:table-column table:style-name="co12" table:number-columns-repeated="3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MenuItems</text:p>
          </table:table-cell>
          <table:table-cell office:value-type="string" calcext:value-type="string">
            <text:p>AskPostCode</text:p>
          </table:table-cell>
          <table:table-cell office:value-type="string" calcext:value-type="string">
            <text:p>CollectionWait</text:p>
          </table:table-cell>
          <table:table-cell office:value-type="string" calcext:value-type="string">
            <text:p>DeliveryWai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55603a5f239e435c642244be3e891b85</text:p>
          </table:table-cell>
          <table:table-cell office:value-type="string" calcext:value-type="string">
            <text:p>Test_1</text:p>
          </table:table-cell>
          <table:table-cell office:value-type="string" calcext:value-type="string">
            <text:p>http://d-452.t2scdn.com/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izzas;special kebabs;Calzone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55603a5f239e435c642244be3e891b85</text:p>
          </table:table-cell>
          <table:table-cell office:value-type="string" calcext:value-type="string">
            <text:p>Test_2</text:p>
          </table:table-cell>
          <table:table-cell office:value-type="string" calcext:value-type="string">
            <text:p><text:a xlink:href="http://d/" xlink:type="simple">http://d</text:a>-452.t2scdn.com/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zzas;special kebabs;Calzone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55603a5f239e435c642244be3e891b85</text:p>
          </table:table-cell>
          <table:table-cell office:value-type="string" calcext:value-type="string">
            <text:p>Test_3</text:p>
          </table:table-cell>
          <table:table-cell office:value-type="string" calcext:value-type="string">
            <text:p><text:a xlink:href="http://d/" xlink:type="simple">http://d</text:a>-452.t2scdn.com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zzas;special kebabs;Calzone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8:32:37.075110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3:11:19.845953408</meta:creation-date>
    <meta:generator>LibreOffice/4.2.8.2$Linux_x86 LibreOffice_project/420m0$Build-2</meta:generator>
    <dc:date>2017-03-15T18:35:24.869699051</dc:date>
    <meta:editing-duration>PT4H9M33S</meta:editing-duration>
    <meta:editing-cycles>87</meta:editing-cycles>
    <meta:document-statistic meta:table-count="2" meta:cell-count="96" meta:object-count="0"/>
  </office:meta>
</office:document-meta>
</file>